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1"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1"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Text_20_body_20_indent" style:list-style-name="RTF_5f_Num_20_2"/>
    <style:style style:name="P29" style:family="paragraph" style:parent-style-name="Horizontal_20_Line">
      <style:text-properties style:font-name="Times New Roman" fo:language="en" fo:country="US"/>
    </style:style>
    <style:style style:name="P30" style:family="paragraph" style:parent-style-name="Heading_20_2">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 Commercial use of the JBIG, JPEG2000 and MPEG support may require a patent licens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0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40491203" text:style-name="RTF_5f_Num_20_2">
        <text:list-item>
          <text:p text:style-name="P28">Redistributions of source code must retain the above copyright notice, this list of conditions and the following disclaimer. </text:p>
        </text:list-item>
        <text:list-item>
          <text:p text:style-name="P28">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Text_20_body_20_indent">Copyright 1999 - 2003 Bob Friesenhahn &lt;bfriesen@simple.dallas.tx.us&gt; </text:p>
      <text:p text:style-name="Text_20_body_20_indent">Permission is hereby granted, free of charge, to any person obtaining a copy of the source files and associated documentation files ("Magick++"), to deal in Magick++ without restriction, including without limitation of the rights to use, copy, modify, merge, publish, distribute, sublicense, and/or sell copies of Magick++, and to permit persons to whom the Magick++ is furnished to do so, subject to the following conditions: </text:p>
      <text:p text:style-name="Text_20_body_20_indent">This copyright notice shall be included in all copies or substantial portions of Magick++. The copyright to Magick++ is retained by its author and shall not be subsumed or replaced by any other copyright. </text:p>
      <text:p text:style-name="Text_20_body_20_indent">The software is provided "as is", without warranty of any kind, express or implied, including but not limited to the warranties of merchantability, fitness for a particular purpose and noninfringement. In no event shall Bob Friesenhahn be liable for any claim, damages or other liability, whether in an action of contract, tort or otherwise, arising from, out of or in connection with Magick++ or the use or other dealings in Magick++. </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c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299in" fo:margin-bottom="0.0799in"/>
      <style:text-properties style:font-name="Arial"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creation-date>2003-11-30T19:31:16</meta:creation-date>
    <dc:creator>Bob Friesenhahn</dc:creator>
    <dc:date>2010-01-12T20:40:48</dc:date>
    <dc:language>en-US</dc:language>
    <meta:editing-cycles>29</meta:editing-cycles>
    <meta:editing-duration>PT05H03M28S</meta:editing-duration>
    <meta:document-statistic meta:table-count="0" meta:image-count="0" meta:object-count="0" meta:page-count="1" meta:paragraph-count="352" meta:word-count="12035" meta:character-count="73501"/>
    <meta:user-defined meta:name="Info 1"/>
    <meta:user-defined meta:name="Info 2"/>
    <meta:user-defined meta:name="Info 3"/>
    <meta:user-defined meta:name="Info 4"/>
  </office:meta>
</office:document-meta>
</file>